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A000000D48F715E23EB0F5C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Standard">
      <style:text-properties fo:font-weight="bold" officeooo:rsid="0018c985" officeooo:paragraph-rsid="0018c985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18c985" officeooo:paragraph-rsid="0018c985" style:font-weight-asian="bold" style:font-weight-complex="bold"/>
    </style:style>
    <style:style style:name="P5" style:family="paragraph" style:parent-style-name="Standard">
      <style:text-properties fo:font-weight="bold" officeooo:rsid="0018c985" officeooo:paragraph-rsid="0019869c" style:font-weight-asian="bold" style:font-weight-complex="bold"/>
    </style:style>
    <style:style style:name="P6" style:family="paragraph" style:parent-style-name="Standard">
      <style:text-properties fo:font-weight="bold" officeooo:rsid="0019869c" officeooo:paragraph-rsid="0019869c" style:font-weight-asian="bold" style:font-weight-complex="bold"/>
    </style:style>
    <style:style style:name="P7" style:family="paragraph" style:parent-style-name="Standard">
      <style:text-properties fo:font-style="italic" fo:font-weight="normal" officeooo:rsid="0018c985" officeooo:paragraph-rsid="0018c985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9869c" officeooo:paragraph-rsid="0019869c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fo:font-weight="normal" officeooo:rsid="0018c985" officeooo:paragraph-rsid="0018c98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normal" officeooo:rsid="0018c985" officeooo:paragraph-rsid="0018c985" style:font-weight-asian="normal" style:font-weight-complex="normal"/>
    </style:style>
    <style:style style:name="P11" style:family="paragraph" style:parent-style-name="Standard">
      <style:text-properties fo:font-weight="normal" officeooo:rsid="00190b55" officeooo:paragraph-rsid="00190b55" style:font-weight-asian="normal" style:font-weight-complex="normal"/>
    </style:style>
    <style:style style:name="P12" style:family="paragraph" style:parent-style-name="Standard">
      <style:text-properties fo:font-weight="normal" officeooo:rsid="0019869c" officeooo:paragraph-rsid="0019869c" style:font-weight-asian="normal" style:font-weight-complex="normal"/>
    </style:style>
    <style:style style:name="P13" style:family="paragraph" style:parent-style-name="Standard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19869c" officeooo:paragraph-rsid="0019869c" style:font-weight-asian="bold" style:font-weight-complex="bold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90b55" officeooo:paragraph-rsid="00190b55" style:font-weight-asian="normal" style:font-weight-complex="normal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9869c" officeooo:paragraph-rsid="0019869c" style:font-weight-asian="normal" style:font-weight-complex="normal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190b55" officeooo:paragraph-rsid="00190b55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9869c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[Bottom Parsing을 이용한 Mini-C 인터프리터 개발]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학과: 소프트웨어학과</text:p>
      <text:p text:style-name="P4">학번: 201520980</text:p>
      <text:p text:style-name="P4">이름: 정진선</text:p>
      <text:h text:style-name="Heading_20_3" text:outline-level="3"><text:soft-page-break/>1. 서론</text:h>
      <text:p text:style-name="P9"><text:tab/>C언어에 기반한 간단한 Interpreter 언어 “MINI-C”를 위한 Interpreter이다. 본 Interpreter는 두 단계로 실행된다.</text:p>
      <text:p text:style-name="P10">1단계: 단위(문장 또는 함수)별로 코드를 syntax tree로 변경 </text:p>
      <text:p text:style-name="P10">2단계: syntax tree를 이용하여 실행한 후 그 결과를 출력</text:p>
      <text:p text:style-name="P3"/>
      <text:p text:style-name="P3">1.1 상수</text:p>
      <text:p text:style-name="P10"><text:tab/>상수는 <text:span text:style-name="T1">2가지(int, double)</text:span> 형태를 지원한다. </text:p>
      <text:p text:style-name="P10"/>
      <text:p text:style-name="P3">1.2 변수</text:p>
      <text:p text:style-name="P10"><text:tab/>변수는 선언하지 않고 사용된다. 즉, 사용할 시 symbol table에 자동 추가되며, 초기화 시키지 않을 시 <text:span text:style-name="T1">0으로 초기화</text:span> 된다. (Local이 아닌 변수는 전역변수이므로)</text:p>
      <text:p text:style-name="P10"><text:tab/>변수의 type은 저장되는 값에 의해 결정되어야 하지만 본 interpreter에서는 int 와 double 모두 double로 저장되도록 했다.</text:p>
      <text:p text:style-name="P10"/>
      <text:p text:style-name="P3">1.3 수식(expression과 연산자</text:p>
      <text:p text:style-name="P10">- 가감승제 연산자(+, -, *, /)</text:p>
      <text:p text:style-name="P10">- 비교 연산 (&gt;, &gt;=, &lt;, &lt;=, ==, !=)</text:p>
      <text:p text:style-name="P10">- assignment 연산자 (=)</text:p>
      <text:p text:style-name="P10">- 정수, 실수 혼합식은 실수로 형을 변환하도록 했다.</text:p>
      <text:p text:style-name="P10"/>
      <text:p text:style-name="P3">1.4 문장</text:p>
      <text:p text:style-name="P10"><text:span text:style-name="T2">-수식문장</text:span><text:span text:style-name="T3">:<text:tab/></text:span>수식에 ‘;’를 넣어 문장을 만든다. </text:p>
      <text:p text:style-name="P10"><text:s/><text:span text:style-name="T2">-if 문 </text:span><text:span text:style-name="T3">: <text:tab/><text:tab/></text:span>if ( exp ) statement else statement</text:p>
      <text:p text:style-name="P10">- while 문:<text:tab/>while ( exp ) statement</text:p>
      <text:p text:style-name="P10">-<text:span text:style-name="T2"> 출력문</text:span>: <text:tab/>print exp; // exp의 계산 결과를 화면에 출력함</text:p>
      <text:p text:style-name="P10"/>
      <text:p text:style-name="P7">[Block 문 {statement_list}, 함수는 구현하지 않았다]</text:p>
      <text:p text:style-name="P3"/>
      <text:h text:style-name="P2" text:outline-level="3">2. 문제 분석</text:h>
      <text:p text:style-name="P3">- grammar rule</text:p>
      <text:p text:style-name="P10"><text:span text:style-name="T1">stat_list</text:span>: /*empty */ | stat_list stat</text:p>
      <text:p text:style-name="P10"><text:span text:style-name="T1">stat</text:span>:expr ; <text:s/>| print_stat |control_stat</text:p>
      <text:p text:style-name="P10"><text:span text:style-name="T1">print_stat</text:span>: PRINT expr ';'</text:p>
      <text:p text:style-name="P10"><text:span text:style-name="T1">control_stat</text:span>: if_stat | while_stat</text:p>
      <text:p text:style-name="P10"><text:span text:style-name="T1">if_stat</text:span>: IF '(' expr ')' stat ELSE stat </text:p>
      <text:p text:style-name="P10"><text:span text:style-name="T1">while_stat</text:span>:WHILE '(' expr ')' stat</text:p>
      <text:p text:style-name="P10"><text:span text:style-name="T1">expr</text:span>:<text:tab/>value </text:p>
      <text:p text:style-name="P10"><text:tab/>|variable </text:p>
      <text:p text:style-name="P10"><text:tab/>|variable ASSIGN expr </text:p>
      <text:p text:style-name="P10"><text:tab/>|expr PLUS expr </text:p>
      <text:p text:style-name="P10"><text:tab/>|expr MINUS expr </text:p>
      <text:p text:style-name="P10"><text:tab/>|expr MUL expr </text:p>
      <text:p text:style-name="P10"><text:tab/>|expr DIV expr </text:p>
      <text:p text:style-name="P10"><text:tab/>|expr GT expr </text:p>
      <text:p text:style-name="P10"><text:tab/>|expr GE expr </text:p>
      <text:p text:style-name="P10"><text:tab/>|expr LT expr</text:p>
      <text:p text:style-name="P10"><text:tab/>|expr LE expr </text:p>
      <text:p text:style-name="P10"><text:tab/>|expr EE expr</text:p>
      <text:p text:style-name="P10"><text:tab/>|expr NE expr </text:p>
      <text:p text:style-name="P10"><text:tab/>|'(' expr ')' </text:p>
      <text:p text:style-name="P10"><text:span text:style-name="T1">value</text:span>: INT | REAL </text:p>
      <text:p text:style-name="P10"><text:span text:style-name="T1">variable</text:span>: ID </text:p>
      <text:p text:style-name="P11"/>
      <text:p text:style-name="P11">- Shift/Reduce Conflict, Reduce/Reduce Conflict등은 <text:s/>연산자 우선순위, 좌/우측 결합을 이용하여 해결했다.</text:p>
      <text:p text:style-name="P11">좌측 결합</text:p>
      <text:p text:style-name="P11"><text:tab/>LEFT: PLUS MINUS</text:p>
      <text:p text:style-name="P11"><text:tab/>LEFT: MUL DIV</text:p>
      <text:p text:style-name="P11"><text:tab/>LEFT: GT GE LT LE EE NE</text:p>
      <text:p text:style-name="P11">우측 결합</text:p>
      <text:p text:style-name="P11"><text:tab/>RIGHT: ASSIGN</text:p>
      <text:p text:style-name="P11"/>
      <text:p text:style-name="P11">우선순위: PLUS,MINUS &lt; MUL, DIV</text:p>
      <text:p text:style-name="P3"/>
      <text:p text:style-name="P3"/>
      <text:h text:style-name="P2" text:outline-level="3">3. 설계</text:h>
      <text:p text:style-name="P3">- 주요 자료구조(syntax tree 노드, symbol table 등)</text:p>
      <text:p text:style-name="P16">TOKEN TYPES</text:p>
      <text:p text:style-name="P11">%token PLUS(+) MINUS(-) MUL(*) DIV(/) GT(&gt;) GE(&gt;=) LT( &lt;) LE(&lt;=) EE(==) NE(!=)</text:p>
      <text:p text:style-name="P11">%token ASSIGN (=)</text:p>
      <text:p text:style-name="P14">%token IF(if) ELSE(else) PRINT(print) WHILE(while)</text:p>
      <text:p text:style-name="P11">lex에서 토큰을 파싱할 때 그 형태를 분류하기 위한 token 값.</text:p>
      <text:p text:style-name="P11">기타 ‘(‘, ‘)’ ‘;’ 등은 token을 허용했지만 그 외 토큰 값들은 lexical error로 간주했다.</text:p>
      <text:p text:style-name="P11"/>
      <text:p text:style-name="P11"/>
      <text:p text:style-name="P16">S<text:span text:style-name="T4">ymbol Table</text:span></text:p>
      <text:p text:style-name="P11"><text:tab/><text:tab/>struct ST{</text:p>
      <text:p text:style-name="P11"><text:tab/><text:tab/><text:tab/>char symbol[SYMBOL_MAX+1];</text:p>
      <text:p text:style-name="P11"><text:tab/><text:tab/><text:tab/>TOKEN type;</text:p>
      <text:p text:style-name="P11"><text:tab/><text:tab/><text:tab/>union {</text:p>
      <text:p text:style-name="P11"><text:tab/><text:tab/><text:tab/><text:tab/>int integer_constant;</text:p>
      <text:p text:style-name="P11"><text:tab/><text:tab/><text:tab/><text:tab/>double real_constant;</text:p>
      <text:p text:style-name="P11"><text:tab/><text:tab/><text:tab/>} value;</text:p>
      <text:p text:style-name="P14"><text:tab/><text:tab/>};</text:p>
      <text:p text:style-name="P11">symbol</text:p>
      <text:p text:style-name="P11">- <text:s/>변수일 경우 이름을 저장하도록 함</text:p>
      <text:p text:style-name="P11">type</text:p>
      <text:p text:style-name="P11">- 노드가 INT,DOUBLE,ID 등등을 구별하도록 하는 토큰 값</text:p>
      <text:p text:style-name="P11">value</text:p>
      <text:p text:style-name="P11">- Int token일 경우 integer_constant에, double일 경우 real_constant에 저장하기 위한 union. 하지만 실제론 real_constant만 사용함.</text:p>
      <text:p text:style-name="P11"/>
      <text:p text:style-name="P13">Syntax Node</text:p>
      <text:p text:style-name="P6"><text:tab/><text:tab/><text:span text:style-name="T5">struct SN{</text:span></text:p>
      <text:p text:style-name="P12"><text:tab/><text:tab/><text:tab/>char symbol[SYMBOL_MAX+1];</text:p>
      <text:p text:style-name="P12"><text:tab/><text:tab/><text:tab/>union{</text:p>
      <text:p text:style-name="P12"><text:tab/><text:tab/><text:tab/><text:tab/>double real_constant;</text:p>
      <text:p text:style-name="P12"><text:tab/><text:tab/><text:tab/><text:tab/>int integer_constant;</text:p>
      <text:p text:style-name="P12"><text:tab/><text:tab/><text:tab/>}value;</text:p>
      <text:p text:style-name="P12"><text:tab/><text:tab/><text:tab/>TOKEN token;</text:p>
      <text:p text:style-name="P12"><text:tab/><text:tab/><text:tab/>struct SN* expr; //조건문 넣는곳</text:p>
      <text:p text:style-name="P12"><text:tab/><text:tab/><text:tab/>struct SN* Left;</text:p>
      <text:p text:style-name="P12"><text:tab/><text:tab/><text:tab/>struct SN* Right;</text:p>
      <text:p text:style-name="P15"><text:tab/><text:tab/>};</text:p>
      <text:p text:style-name="P12">symbol, value, token 값은 symbol table 과 동일</text:p>
      <text:p text:style-name="P12"/>
      <text:p text:style-name="P12">expr: 비교 문장할 때 조건문을 넣는 곳이다. </text:p>
      <text:p text:style-name="P12">Ex)</text:p>
      <text:p text:style-name="P12"><text:tab/>- if ( <text:span text:style-name="T1">expr</text:span> ) stat else stat</text:p>
      <text:p text:style-name="P12"><text:tab/>- while( <text:span text:style-name="T1">expr</text:span> ) stat</text:p>
      <text:p text:style-name="P12"/>
      <text:p text:style-name="P12">Left, Right:</text:p>
      <text:p text:style-name="P8"><text:tab/>ASSIGN의 경우 variable을 left에 expr을 right에 할당했다.</text:p>
      <text:p text:style-name="P8"><text:tab/>if문의 경우 if ( expr ) left else right 으로 할당했다.</text:p>
      <text:p text:style-name="P8"><text:tab/>while문의 경우 while( expr ) left 로 할당했다.</text:p>
      <text:p text:style-name="P8"/>
      <text:p text:style-name="P8"/>
      <text:p text:style-name="P5"/>
      <text:p text:style-name="P3">4. 수행 결과</text:p>
      <text:p text:style-name="P12">1. 정상출력</text:p>
      <text:p text:style-name="P12">2. LEXICAL ERROR (! 등을 추가한 것)</text:p>
      <text:p text:style-name="P12"><draw:frame draw:style-name="fr1" draw:name="이미지1" text:anchor-type="paragraph" svg:x="-0.019cm" svg:y="0.713cm" svg:width="17cm" svg:height="1.914cm" draw:z-index="0"><draw:image xlink:href="Pictures/100002010000075A000000D48F715E23EB0F5C24.png" xlink:type="simple" xlink:show="embed" xlink:actuate="onLoad" loext:mime-type="image/x-vclgraphic"/></draw:frame>3. Syntax ERROR (문법에 맞지 않은 문장 추가. ex) ;;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9:20:30.416353040</meta:creation-date>
    <dc:date>2019-06-13T19:59:44.281875470</dc:date>
    <meta:editing-duration>PT1M43S</meta:editing-duration>
    <meta:editing-cycles>1</meta:editing-cycles>
    <meta:document-statistic meta:table-count="0" meta:image-count="1" meta:object-count="0" meta:page-count="5" meta:paragraph-count="104" meta:word-count="872" meta:character-count="2621" meta:non-whitespace-character-count="2124"/>
    <meta:generator>LibreOffice/6.0.7.3$Linux_X86_64 LibreOffice_project/00m0$Build-3</meta:generator>
  </office:meta>
</office:document-meta>
</file>